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rminants: 1880</text:p>
      <text:p text:style-name="P1">este(60),</text:p>
      <text:p text:style-name="P1">el(1017),</text:p>
      <text:p text:style-name="P1">otro(46),</text:p>
      <text:p text:style-name="P1">uno(369),</text:p>
      <text:p text:style-name="P1">su(22),</text:p>
      <text:p text:style-name="P1">tal(14),</text:p>
      <text:p text:style-name="P1">qué(39),</text:p>
      <text:p text:style-name="P1">ambos(3),</text:p>
      <text:p text:style-name="P1">ese(64),</text:p>
      <text:p text:style-name="P1">poco(6),</text:p>
      <text:p text:style-name="P1">mucho(46),</text:p>
      <text:p text:style-name="P1">nuestro(10),</text:p>
      <text:p text:style-name="P1">todo(66),</text:p>
      <text:p text:style-name="P1">alguno(7),</text:p>
      <text:p text:style-name="P1">tu(44),</text:p>
      <text:p text:style-name="P1">tanto(4),</text:p>
      <text:p text:style-name="P1">mi(33),</text:p>
      <text:p text:style-name="P1">cada(7),</text:p>
      <text:p text:style-name="P1">vuestro(5),</text:p>
      <text:p text:style-name="P1">cuánto(5),</text:p>
      <text:p text:style-name="P1">cualquiera(2),</text:p>
      <text:p text:style-name="P1">cuanto(1),</text:p>
      <text:p text:style-name="P1">ninguno(6),</text:p>
      <text:p text:style-name="P1">aquel(2),</text:p>
      <text:p text:style-name="P2"><text:span text:style-name="T1">bastante(2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4:22</meta:creation-date>
    <dc:date>2016-06-01T15:20:17</dc:date>
    <meta:editing-duration>PT5H45M55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26" meta:word-count="27" meta:character-count="251"/>
  </office:meta>
</office:document-meta>
</file>